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df-link-checker test document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Very preliminary!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rrect 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://elixir.bootlin.com/" xlink:type="simple">http://elixir.bootlin.com/</text:a></text:p>
              </text:list-item>
              <text:list-item>
                <text:p><text:a xlink:href="http://developer.android.com/sdk/" xlink:type="simple">http://developer.android.com/sdk/</text:a></text:p>
              </text:list-item>
              <text:list-item>
                <text:p><text:a xlink:href="https://bootlin.com/" xlink:type="simple">https://bootlin.com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ks to ignor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<text:a xlink:href="mailto:bob@example.com" xlink:type="simple">mailto:bob@example.com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937cm" presentation:class="title" presentation:user-transformed="true">
          <draw:text-box>
            <text:p>Bad links</text:p>
          </draw:text-box>
        </draw:frame>
        <draw:frame presentation:style-name="pr5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<text:a xlink:href="http://lxra.bootlin.com/" xlink:type="simple">http://lxra.bootlin.com</text:a></text:p>
              </text:list-item>
              <text:list-item>
                <text:p><text:a xlink:href="ftp://ftp.kernel.org/" xlink:type="simple">ftp://ftp.kernel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Opdenacker</meta:initial-creator>
    <meta:creation-date>2013-08-27T12:31:43</meta:creation-date>
    <dc:date>2018-06-15T15:25:08.388847741</dc:date>
    <dc:creator>Michael Opdenacker</dc:creator>
    <meta:editing-duration>PT6M47S</meta:editing-duration>
    <meta:editing-cycles>4</meta:editing-cycles>
    <meta:generator>LibreOffice/6.0.3.2$Linux_X86_64 LibreOffice_project/00m0$Build-2</meta:generator>
    <meta:document-statistic meta:object-count="37"/>
  </office:meta>
</office:document-meta>
</file>